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3.27cm" svg:height="7.464cm" svg:x="21.96cm" svg:y="1.325cm">
            <draw:object draw:notify-on-update-of-ranges="Foglio1.A3:Foglio1.A3 Foglio1.A4:Foglio1.A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591cm" svg:height="7.082cm" svg:x="9.217cm" svg:y="0.746cm">
            <draw:object draw:notify-on-update-of-ranges="Foglio1.C3:Foglio1.C3 Foglio1.C4:Foglio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324cm" svg:height="6.932cm" svg:x="9.159cm" svg:y="12.184cm">
            <draw:object draw:notify-on-update-of-ranges="Foglio1.A28:Foglio1.A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629cm" svg:height="7.103cm" svg:x="21.89cm" svg:y="12.508cm">
            <draw:object draw:notify-on-update-of-ranges="Foglio1.C28:Foglio1.C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823cm" svg:height="6.088cm" svg:x="9.156cm" svg:y="22.097cm">
            <draw:object draw:notify-on-update-of-ranges="Foglio1.A50:Foglio1.A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.243cm" svg:height="6.324cm" svg:x="22.685cm" svg:y="22.183cm">
            <draw:object draw:notify-on-update-of-ranges="Foglio1.C50:Foglio1.C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.017cm" svg:height="6.759cm" svg:x="9.218cm" svg:y="32.204cm">
            <draw:object draw:notify-on-update-of-ranges="Foglio1.A73:Foglio1.A8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1.865cm" svg:height="6.674cm" svg:x="22.917cm" svg:y="32.375cm">
            <draw:object draw:notify-on-update-of-ranges="Foglio1.C73:Foglio1.C8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3.019cm" svg:height="6.261cm" svg:x="9.175cm" svg:y="41.865cm">
            <draw:object draw:notify-on-update-of-ranges="Foglio1.A93:Foglio1.A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.147cm" svg:height="6.222cm" svg:x="23.254cm" svg:y="41.945cm">
            <draw:object draw:notify-on-update-of-ranges="Foglio1.C93:Foglio1.C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latches</text:p>
          </table:table-cell>
          <table:table-cell office:value-type="string" calcext:value-type="string">
            <text:p>lit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gebraic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lay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 calcext:value-type="string">
            <text:p>rugged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script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22:19:52.81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7:28:16.750000000</meta:creation-date>
    <dc:date>2024-02-11T22:38:16.545000000</dc:date>
    <meta:editing-duration>PT50M45S</meta:editing-duration>
    <meta:editing-cycles>2</meta:editing-cycles>
    <meta:generator>LibreOffice/7.5.3.2$Windows_X86_64 LibreOffice_project/9f56dff12ba03b9acd7730a5a481eea045e468f3</meta:generator>
    <meta:document-statistic meta:table-count="1" meta:cell-count="251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1cm" svg:height="7.465cm" xlink:href=".." xlink:type="simple" chart:class="chart:line" chart:style-name="ch1">
        <chart:legend chart:legend-position="end" svg:x="10.974cm" svg:y="3.43cm" style:legend-expansion="high" chart:style-name="ch2"/>
        <chart:plot-area chart:style-name="ch3" table:cell-range-address="Foglio1.A3:Foglio1.A25" chart:data-source-has-labels="row" svg:x="0.265cm" svg:y="0.149cm" svg:width="10.444cm" svg:height="7.167cm">
          <chart:coordinate-region svg:x="1.088cm" svg:y="0.351cm" svg:width="9.429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4:Foglio1.A25" chart:label-cell-address="Foglio1.A3:Foglio1.A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  <draw:g>
                  <svg:desc>Foglio1.A3:Foglio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4:Foglio1.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48cm" svg:height="6.223cm" xlink:href=".." xlink:type="simple" chart:class="chart:line" chart:style-name="ch1">
        <chart:legend chart:legend-position="end" svg:x="10.338cm" svg:y="2.809cm" style:legend-expansion="high" chart:style-name="ch2"/>
        <chart:plot-area chart:style-name="ch3" table:cell-range-address="Foglio1.C93:Foglio1.C114" chart:data-source-has-labels="row" svg:x="0.242cm" svg:y="0.124cm" svg:width="9.854cm" svg:height="5.975cm">
          <chart:coordinate-region svg:x="1.255cm" svg:y="0.327cm" svg:width="8.649cm" svg:height="5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93:Foglio1.C114" loext:label-string="lits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93:Foglio1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">
                <text:p>4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92cm" svg:height="7.083cm" xlink:href=".." xlink:type="simple" chart:class="chart:line" chart:style-name="ch1">
        <chart:legend chart:legend-position="end" svg:x="10.782cm" svg:y="3.239cm" style:legend-expansion="high" chart:style-name="ch2"/>
        <chart:plot-area chart:style-name="ch3" table:cell-range-address="Foglio1.C3:Foglio1.C25" chart:data-source-has-labels="row" svg:x="0.251cm" svg:y="0.141cm" svg:width="10.28cm" svg:height="6.801cm">
          <chart:coordinate-region svg:x="1.263cm" svg:y="0.344cm" svg:width="9.075cm" svg:height="5.9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4:Foglio1.C25" chart:label-cell-address="Foglio1.C3:Foglio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s</text:p>
                <draw:g>
                  <svg:desc>Foglio1.C3:Foglio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4:Foglio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">
                <text:p>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25cm" svg:height="6.933cm" xlink:href=".." xlink:type="simple" chart:class="chart:line" chart:style-name="ch1">
        <chart:legend chart:legend-position="end" svg:x="10.028cm" svg:y="3.164cm" style:legend-expansion="high" chart:style-name="ch2"/>
        <chart:plot-area chart:style-name="ch3" table:cell-range-address="Foglio1.A28:Foglio1.A46" chart:data-source-has-labels="row" svg:x="0.246cm" svg:y="0.138cm" svg:width="9.536cm" svg:height="6.657cm">
          <chart:coordinate-region svg:x="1.069cm" svg:y="0.34cm" svg:width="8.521cm" svg:height="5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28:Foglio1.A46" loext:label-string="nodes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28:Foglio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3cm" svg:height="7.104cm" xlink:href=".." xlink:type="simple" chart:class="chart:line" chart:style-name="ch1">
        <chart:legend chart:legend-position="end" svg:x="10.82cm" svg:y="3.25cm" style:legend-expansion="high" chart:style-name="ch2"/>
        <chart:plot-area chart:style-name="ch3" table:cell-range-address="Foglio1.C28:Foglio1.C46" chart:data-source-has-labels="row" svg:x="0.252cm" svg:y="0.142cm" svg:width="10.316cm" svg:height="6.82cm">
          <chart:coordinate-region svg:x="1.265cm" svg:y="0.345cm" svg:width="9.111cm" svg:height="5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28:Foglio1.C46" loext:label-string="lits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28:Foglio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">
                <text:p>3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24cm" svg:height="6.089cm" xlink:href=".." xlink:type="simple" chart:class="chart:line" chart:style-name="ch1">
        <chart:legend chart:legend-position="end" svg:x="8.527cm" svg:y="2.742cm" style:legend-expansion="high" chart:style-name="ch2"/>
        <chart:plot-area chart:style-name="ch3" table:cell-range-address="Foglio1.A50:Foglio1.A56" chart:data-source-has-labels="row" svg:x="0.216cm" svg:y="0.121cm" svg:width="8.095cm" svg:height="5.847cm">
          <chart:coordinate-region svg:x="1.039cm" svg:y="0.323cm" svg:width="7.175cm" svg:height="4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50:Foglio1.A56" loext:label-string="nodes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50:Foglio1.A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44cm" svg:height="6.325cm" xlink:href=".." xlink:type="simple" chart:class="chart:line" chart:style-name="ch1">
        <chart:legend chart:legend-position="end" svg:x="9.434cm" svg:y="2.86cm" style:legend-expansion="high" chart:style-name="ch2"/>
        <chart:plot-area chart:style-name="ch3" table:cell-range-address="Foglio1.C50:Foglio1.C56" chart:data-source-has-labels="row" svg:x="0.224cm" svg:y="0.126cm" svg:width="8.986cm" svg:height="6.073cm">
          <chart:coordinate-region svg:x="1.237cm" svg:y="0.329cm" svg:width="7.876cm" svg:height="5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50:Foglio1.C56" loext:label-string="lits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50:Foglio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5">
                <text:p>23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18cm" svg:height="6.76cm" xlink:href=".." xlink:type="simple" chart:class="chart:line" chart:style-name="ch1">
        <chart:legend chart:legend-position="end" svg:x="9.721cm" svg:y="3.078cm" style:legend-expansion="high" chart:style-name="ch2"/>
        <chart:plot-area chart:style-name="ch3" table:cell-range-address="Foglio1.A73:Foglio1.A83" chart:data-source-has-labels="row" svg:x="0.24cm" svg:y="0.135cm" svg:width="9.241cm" svg:height="6.49cm">
          <chart:coordinate-region svg:x="1.063cm" svg:y="0.337cm" svg:width="8.226cm" svg:height="5.6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73:Foglio1.A83" loext:label-string="nodes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73:Foglio1.A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66cm" svg:height="6.675cm" xlink:href=".." xlink:type="simple" chart:class="chart:line" chart:style-name="ch1">
        <chart:legend chart:legend-position="end" svg:x="10.056cm" svg:y="3.035cm" style:legend-expansion="high" chart:style-name="ch2"/>
        <chart:plot-area chart:style-name="ch3" table:cell-range-address="Foglio1.C73:Foglio1.C83" chart:data-source-has-labels="row" svg:x="0.237cm" svg:y="0.133cm" svg:width="9.582cm" svg:height="6.409cm">
          <chart:coordinate-region svg:x="1.25cm" svg:y="0.336cm" svg:width="8.377cm" svg:height="5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73:Foglio1.C83" loext:label-string="lits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">
                <text:p>819</text:p>
                <draw:g>
                  <svg:desc>Foglio1.C73:Foglio1.C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2cm" svg:height="6.262cm" xlink:href=".." xlink:type="simple" chart:class="chart:line" chart:style-name="ch1">
        <chart:legend chart:legend-position="end" svg:x="10.723cm" svg:y="2.829cm" style:legend-expansion="high" chart:style-name="ch2"/>
        <chart:plot-area chart:style-name="ch3" table:cell-range-address="Foglio1.A93:Foglio1.A114" chart:data-source-has-labels="row" svg:x="0.26cm" svg:y="0.125cm" svg:width="10.203cm" svg:height="6.012cm">
          <chart:coordinate-region svg:x="1.083cm" svg:y="0.327cm" svg:width="9.188cm" svg:height="5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93:Foglio1.A114" loext:label-string="nodes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Foglio1.A93:Foglio1.A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